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0.857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3.256cm"/>
    </style:style>
    <style:style style:name="co8" style:family="table-column">
      <style:table-column-properties fo:break-before="auto" style:column-width="2.962cm"/>
    </style:style>
    <style:style style:name="co9" style:family="table-column">
      <style:table-column-properties fo:break-before="auto" style:column-width="3.083cm"/>
    </style:style>
    <style:style style:name="co10" style:family="table-column">
      <style:table-column-properties fo:break-before="auto" style:column-width="2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Сентябрь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2cc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0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9">
      <style:table-cell-properties fo:background-color="#fff2cc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">
      <style:table-cell-properties fo:background-color="#ffe599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222222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">
      <style:table-cell-properties fo:background-color="#ffe599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fo:background-color="#ffe599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fo:background-color="#f3f3f3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49">
      <style:table-cell-properties fo:background-color="#f3f3f3" fo:border="0.74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fo:background-color="#f3f3f3" fo:border="0.74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ackground-color="#ffe599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3f3f3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49">
      <style:table-cell-properties fo:background-color="#efefef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9">
      <style:table-cell-properties fo:background-color="#ffffff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fff2cc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fo:background-color="#f3f3f3" fo:border="0.74pt solid #000000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3">
      <style:table-cell-properties fo:background-color="#efefef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=0" style:apply-style-name="ConditionalStyle_5f_1" style:base-cell-address="Сентябрь.J2"/>
    </style:style>
    <style:style style:name="ce29" style:family="table-cell" style:parent-style-name="Default" style:data-style-name="N3">
      <style:table-cell-properties fo:background-color="#efefef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0" style:apply-style-name="ConditionalStyle_5f_1" style:base-cell-address="Сентябрь.J2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mbria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DejaVu Sans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Сентябрь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З числа</text:p>
          </table:table-cell>
          <table:table-cell table:style-name="ce8" office:value-type="date" office:date-value="2023-11-16" calcext:value-type="date">
            <text:p>2023-11-16</text:p>
          </table:table-cell>
          <table:table-cell table:style-name="ce1" office:value-type="string" calcext:value-type="string">
            <text:p>До</text:p>
          </table:table-cell>
          <table:table-cell table:style-name="ce14" table:formula="of:=EOMONTH([.B1];0)" office:value-type="date" office:date-value="2023-11-30" calcext:value-type="date">
            <text:p>2023-11-30</text:p>
          </table:table-cell>
          <table:table-cell table:style-name="ce16"/>
          <table:table-cell table:style-name="ce19"/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Опис</text:p>
          </table:table-cell>
          <table:table-cell table:style-name="ce20" office:value-type="string" calcext:value-type="string">
            <text:p>Витрати</text:p>
          </table:table-cell>
          <table:table-cell table:style-name="ce20" office:value-type="string" calcext:value-type="string">
            <text:p>На день</text:p>
          </table:table-cell>
          <table:table-cell table:style-name="ce20" office:value-type="string" calcext:value-type="string">
            <text:p>Сальдо</text:p>
          </table:table-cell>
          <table:table-cell table:style-name="ce30" table:number-columns-repeated="2"/>
          <table:table-cell table:number-columns-repeated="6"/>
          <table:table-cell table:style-name="ce30" table:number-columns-repeated="7"/>
          <table:table-cell table:number-columns-repeated="16358"/>
        </table:table-row>
        <table:table-row table:style-name="ro2">
          <table:table-cell table:style-name="ce2" office:value-type="string" calcext:value-type="string" table:number-columns-spanned="2" table:number-rows-spanned="1">
            <text:p>Прибуток</text:p>
          </table:table-cell>
          <table:covered-table-cell table:style-name="ce40"/>
          <table:table-cell table:style-name="ce40"/>
          <table:table-cell table:style-name="ce2" office:value-type="string" calcext:value-type="string" table:number-columns-spanned="2" table:number-rows-spanned="1">
            <text:p>Обовʼязкові витрати</text:p>
          </table:table-cell>
          <table:covered-table-cell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2023-11-16" calcext:value-type="date">
            <text:p>2023-11-16</text:p>
          </table:table-cell>
          <table:table-cell table:style-name="ce25"/>
          <table:table-cell table:style-name="ce10" office:value-type="float" office:value="250" calcext:value-type="float">
            <text:p>250</text:p>
          </table:table-cell>
          <table:table-cell table:style-name="ce28" table:formula="of:=[.D15]" office:value-type="float" office:value="133.333333333333" calcext:value-type="float">
            <text:p>133</text:p>
          </table:table-cell>
          <table:table-cell table:style-name="ce29" table:formula="of:=INDIRECT(ADDRESS(ROW(); COLUMN()-1))-INDIRECT(ADDRESS(ROW(); COLUMN()-2))" office:value-type="float" office:value="-116.666666666667" calcext:value-type="float">
            <text:p>-117</text:p>
          </table:table-cell>
          <table:table-cell table:style-name="ce31" table:number-columns-repeated="2"/>
          <table:table-cell table:number-columns-repeated="6"/>
          <table:table-cell table:style-name="ce31" table:number-columns-repeated="7"/>
          <table:table-cell table:number-columns-repeated="16358"/>
        </table:table-row>
        <table:table-row table:style-name="ro3">
          <table:table-cell table:style-name="ce3"/>
          <table:table-cell table:style-name="ce9" office:value-type="float" office:value="2000" calcext:value-type="float">
            <text:p>2 000</text:p>
          </table:table-cell>
          <table:table-cell table:style-name="ce40"/>
          <table:table-cell table:style-name="ce3" office:value-type="string" calcext:value-type="string">
            <text:p>Інет</text:p>
          </table:table-cell>
          <table:table-cell table:style-name="ce10" office:value-type="float" office:value="0" calcext:value-type="float">
            <text:p>0</text:p>
          </table:table-cell>
          <table:table-cell table:style-name="ce40"/>
          <table:table-cell table:style-name="ce21" table:formula="of:=IF(INDIRECT(ADDRESS(ROW()+36; COLUMN()+1));INDIRECT(ADDRESS(ROW()+36; COLUMN())); )" office:value-type="date" office:date-value="2023-11-17" calcext:value-type="date">
            <text:p>2023-11-17</text:p>
          </table:table-cell>
          <table:table-cell table:style-name="ce25"/>
          <table:table-cell table:style-name="ce10" office:value-type="float" office:value="0" calcext:value-type="float">
            <text:p>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16.6666666666667" calcext:value-type="float">
            <text:p>17</text:p>
          </table:table-cell>
          <table:table-cell table:style-name="ce29" table:formula="of:=INDIRECT(ADDRESS(ROW(); COLUMN()-1))-INDIRECT(ADDRESS(ROW(); COLUMN()-2))" office:value-type="float" office:value="16.6666666666667" calcext:value-type="float">
            <text:p>17</text:p>
          </table:table-cell>
          <table:table-cell table:style-name="ce32" table:number-columns-repeated="2"/>
          <table:table-cell table:number-columns-repeated="6"/>
          <table:table-cell table:style-name="ce32" table:number-columns-repeated="2"/>
          <table:table-cell table:number-columns-repeated="16363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40"/>
          <table:table-cell table:style-name="ce3" office:value-type="string" calcext:value-type="string">
            <text:p>Світло</text:p>
          </table:table-cell>
          <table:table-cell table:style-name="ce10" office:value-type="float" office:value="0" calcext:value-type="float">
            <text:p>0</text:p>
          </table:table-cell>
          <table:table-cell table:style-name="ce40"/>
          <table:table-cell table:style-name="ce21" table:formula="of:=IF(INDIRECT(ADDRESS(ROW()+36; COLUMN()+1));INDIRECT(ADDRESS(ROW()+36; COLUMN())); )" office:value-type="date" office:date-value="2023-11-18" calcext:value-type="date">
            <text:p>2023-11-18</text:p>
          </table:table-cell>
          <table:table-cell table:style-name="ce25"/>
          <table:table-cell table:style-name="ce10" office:value-type="float" office:value="250" calcext:value-type="float">
            <text:p>25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150" calcext:value-type="float">
            <text:p>150</text:p>
          </table:table-cell>
          <table:table-cell table:style-name="ce29" table:formula="of:=INDIRECT(ADDRESS(ROW(); COLUMN()-1))-INDIRECT(ADDRESS(ROW(); COLUMN()-2))" office:value-type="float" office:value="-100" calcext:value-type="float">
            <text:p>-100</text:p>
          </table:table-cell>
          <table:table-cell table:number-columns-repeated="16373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40"/>
          <table:table-cell table:style-name="ce3" office:value-type="string" calcext:value-type="string">
            <text:p>Газ+дост</text:p>
          </table:table-cell>
          <table:table-cell table:style-name="ce10" office:value-type="float" office:value="0" calcext:value-type="float">
            <text:p>0</text:p>
          </table:table-cell>
          <table:table-cell table:style-name="ce40"/>
          <table:table-cell table:style-name="ce21" table:formula="of:=IF(INDIRECT(ADDRESS(ROW()+36; COLUMN()+1));INDIRECT(ADDRESS(ROW()+36; COLUMN())); )" office:value-type="date" office:date-value="2023-11-19" calcext:value-type="date">
            <text:p>2023-11-19</text:p>
          </table:table-cell>
          <table:table-cell table:style-name="ce25"/>
          <table:table-cell table:style-name="ce10" office:value-type="float" office:value="0" calcext:value-type="float">
            <text:p>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33.3333333333334" calcext:value-type="float">
            <text:p>33</text:p>
          </table:table-cell>
          <table:table-cell table:style-name="ce29" table:formula="of:=INDIRECT(ADDRESS(ROW(); COLUMN()-1))-INDIRECT(ADDRESS(ROW(); COLUMN()-2))" office:value-type="float" office:value="33.3333333333334" calcext:value-type="float">
            <text:p>33</text:p>
          </table:table-cell>
          <table:table-cell table:style-name="ce33"/>
          <table:table-cell table:number-columns-repeated="16372"/>
        </table:table-row>
        <table:table-row table:style-name="ro4">
          <table:table-cell table:style-name="ce3"/>
          <table:table-cell table:style-name="ce10"/>
          <table:table-cell table:style-name="ce40"/>
          <table:table-cell table:style-name="ce3"/>
          <table:table-cell table:style-name="ce10"/>
          <table:table-cell table:style-name="ce40"/>
          <table:table-cell table:style-name="ce21" table:formula="of:=IF(INDIRECT(ADDRESS(ROW()+36; COLUMN()+1));INDIRECT(ADDRESS(ROW()+36; COLUMN())); )" office:value-type="date" office:date-value="2023-11-20" calcext:value-type="date">
            <text:p>2023-11-20</text:p>
          </table:table-cell>
          <table:table-cell table:style-name="ce25"/>
          <table:table-cell table:style-name="ce10" office:value-type="float" office:value="250" calcext:value-type="float">
            <text:p>25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166.666666666667" calcext:value-type="float">
            <text:p>167</text:p>
          </table:table-cell>
          <table:table-cell table:style-name="ce29" table:formula="of:=INDIRECT(ADDRESS(ROW(); COLUMN()-1))-INDIRECT(ADDRESS(ROW(); COLUMN()-2))" office:value-type="float" office:value="-83.3333333333333" calcext:value-type="float">
            <text:p>-83</text:p>
          </table:table-cell>
          <table:table-cell table:style-name="ce33"/>
          <table:table-cell table:number-columns-repeated="16372"/>
        </table:table-row>
        <table:table-row table:style-name="ro4">
          <table:table-cell table:style-name="ce3"/>
          <table:table-cell table:style-name="ce10"/>
          <table:table-cell table:style-name="ce40"/>
          <table:table-cell table:style-name="ce3"/>
          <table:table-cell table:style-name="ce10"/>
          <table:table-cell table:style-name="ce40"/>
          <table:table-cell table:style-name="ce21" table:formula="of:=IF(INDIRECT(ADDRESS(ROW()+36; COLUMN()+1));INDIRECT(ADDRESS(ROW()+36; COLUMN())); )" office:value-type="date" office:date-value="2023-11-21" calcext:value-type="date">
            <text:p>2023-11-21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0.0000000000001" calcext:value-type="float">
            <text:p>50</text:p>
          </table:table-cell>
          <table:table-cell table:style-name="ce29" table:formula="of:=INDIRECT(ADDRESS(ROW(); COLUMN()-1))-INDIRECT(ADDRESS(ROW(); COLUMN()-2))" office:value-type="float" office:value="50.0000000000001" calcext:value-type="float">
            <text:p>50</text:p>
          </table:table-cell>
          <table:table-cell table:style-name="ce33"/>
          <table:table-cell table:number-columns-repeated="16372"/>
        </table:table-row>
        <table:table-row table:style-name="ro4">
          <table:table-cell table:style-name="ce3"/>
          <table:table-cell table:style-name="ce11"/>
          <table:table-cell table:style-name="ce40"/>
          <table:table-cell table:style-name="ce3"/>
          <table:table-cell table:style-name="ce10"/>
          <table:table-cell table:style-name="ce40"/>
          <table:table-cell table:style-name="ce21" table:formula="of:=IF(INDIRECT(ADDRESS(ROW()+36; COLUMN()+1));INDIRECT(ADDRESS(ROW()+36; COLUMN())); )" office:value-type="date" office:date-value="2023-11-22" calcext:value-type="date">
            <text:p>2023-11-22</text:p>
          </table:table-cell>
          <table:table-cell table:style-name="ce25"/>
          <table:table-cell table:style-name="ce10" office:value-type="float" office:value="250" calcext:value-type="float">
            <text:p>25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183.333333333333" calcext:value-type="float">
            <text:p>183</text:p>
          </table:table-cell>
          <table:table-cell table:style-name="ce29" table:formula="of:=INDIRECT(ADDRESS(ROW(); COLUMN()-1))-INDIRECT(ADDRESS(ROW(); COLUMN()-2))" office:value-type="float" office:value="-66.6666666666666" calcext:value-type="float">
            <text:p>-67</text:p>
          </table:table-cell>
          <table:table-cell table:number-columns-repeated="16373"/>
        </table:table-row>
        <table:table-row table:style-name="ro4">
          <table:table-cell table:style-name="ce3"/>
          <table:table-cell table:style-name="ce11"/>
          <table:table-cell table:style-name="ce40"/>
          <table:table-cell table:style-name="ce3"/>
          <table:table-cell table:style-name="ce11"/>
          <table:table-cell table:style-name="ce40"/>
          <table:table-cell table:style-name="ce21" table:formula="of:=IF(INDIRECT(ADDRESS(ROW()+36; COLUMN()+1));INDIRECT(ADDRESS(ROW()+36; COLUMN())); )" office:value-type="date" office:date-value="2023-11-23" calcext:value-type="date">
            <text:p>2023-11-23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66.6666666666667" calcext:value-type="float">
            <text:p>67</text:p>
          </table:table-cell>
          <table:table-cell table:style-name="ce29" table:formula="of:=INDIRECT(ADDRESS(ROW(); COLUMN()-1))-INDIRECT(ADDRESS(ROW(); COLUMN()-2))" office:value-type="float" office:value="66.6666666666667" calcext:value-type="float">
            <text:p>67</text:p>
          </table:table-cell>
          <table:table-cell table:style-name="ce34" table:number-columns-repeated="2"/>
          <table:table-cell table:number-columns-repeated="16371"/>
        </table:table-row>
        <table:table-row table:style-name="ro4">
          <table:table-cell table:style-name="ce3"/>
          <table:table-cell table:style-name="ce11"/>
          <table:table-cell table:style-name="ce40"/>
          <table:table-cell table:style-name="ce3"/>
          <table:table-cell table:style-name="ce11"/>
          <table:table-cell table:style-name="ce40"/>
          <table:table-cell table:style-name="ce21" table:formula="of:=IF(INDIRECT(ADDRESS(ROW()+36; COLUMN()+1));INDIRECT(ADDRESS(ROW()+36; COLUMN())); )" office:value-type="date" office:date-value="2023-11-24" calcext:value-type="date">
            <text:p>2023-11-24</text:p>
          </table:table-cell>
          <table:table-cell table:style-name="ce25"/>
          <table:table-cell table:style-name="ce10" office:value-type="float" office:value="250" calcext:value-type="float">
            <text:p>25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200" calcext:value-type="float">
            <text:p>200</text:p>
          </table:table-cell>
          <table:table-cell table:style-name="ce29" table:formula="of:=INDIRECT(ADDRESS(ROW(); COLUMN()-1))-INDIRECT(ADDRESS(ROW(); COLUMN()-2))" office:value-type="float" office:value="-49.9999999999999" calcext:value-type="float">
            <text:p>-50</text:p>
          </table:table-cell>
          <table:table-cell table:style-name="ce34" table:number-columns-repeated="2"/>
          <table:table-cell table:number-columns-repeated="16371"/>
        </table:table-row>
        <table:table-row table:style-name="ro3">
          <table:table-cell table:style-name="ce3"/>
          <table:table-cell table:style-name="ce11"/>
          <table:table-cell table:style-name="ce40"/>
          <table:table-cell table:style-name="ce3" office:value-type="string" calcext:value-type="string">
            <text:p>Відкладаємо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40"/>
          <table:table-cell table:style-name="ce21" table:formula="of:=IF(INDIRECT(ADDRESS(ROW()+36; COLUMN()+1));INDIRECT(ADDRESS(ROW()+36; COLUMN())); )" office:value-type="date" office:date-value="2023-11-25" calcext:value-type="date">
            <text:p>2023-11-25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83.3333333333334" calcext:value-type="float">
            <text:p>83</text:p>
          </table:table-cell>
          <table:table-cell table:style-name="ce29" table:formula="of:=INDIRECT(ADDRESS(ROW(); COLUMN()-1))-INDIRECT(ADDRESS(ROW(); COLUMN()-2))" office:value-type="float" office:value="83.3333333333334" calcext:value-type="float">
            <text:p>83</text:p>
          </table:table-cell>
          <table:table-cell table:style-name="ce34" table:number-columns-repeated="2"/>
          <table:table-cell table:number-columns-repeated="16371"/>
        </table:table-row>
        <table:table-row table:style-name="ro4">
          <table:table-cell table:style-name="ce4" office:value-type="string" calcext:value-type="string">
            <text:p>В результаті</text:p>
          </table:table-cell>
          <table:table-cell table:style-name="ce12" table:formula="of:=SUM(INDIRECT(ADDRESS(2;COLUMN())&amp;&quot;:&quot;&amp;ADDRESS(ROW()-1;COLUMN())))" office:value-type="float" office:value="2000" calcext:value-type="float">
            <text:p>2 000</text:p>
          </table:table-cell>
          <table:table-cell table:style-name="ce13"/>
          <table:table-cell table:style-name="ce4" office:value-type="string" calcext:value-type="string">
            <text:p>В результаті</text:p>
          </table:table-cell>
          <table:table-cell table:style-name="ce12" table:formula="of:=SUM(INDIRECT(ADDRESS(2;COLUMN())&amp;&quot;:&quot;&amp;ADDRESS(ROW()-2;COLUMN()))) + [.B12] * INDIRECT(ADDRESS(ROW()-1; COLUMN()))" office:value-type="float" office:value="0" calcext:value-type="float">
            <text:p>0</text:p>
          </table:table-cell>
          <table:table-cell table:style-name="ce40"/>
          <table:table-cell table:style-name="ce21" table:formula="of:=IF(INDIRECT(ADDRESS(ROW()+36; COLUMN()+1));INDIRECT(ADDRESS(ROW()+36; COLUMN())); )" office:value-type="date" office:date-value="2023-11-26" calcext:value-type="date">
            <text:p>2023-11-26</text:p>
          </table:table-cell>
          <table:table-cell table:style-name="ce25"/>
          <table:table-cell table:style-name="ce10" office:value-type="float" office:value="250" calcext:value-type="float">
            <text:p>25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216.666666666667" calcext:value-type="float">
            <text:p>217</text:p>
          </table:table-cell>
          <table:table-cell table:style-name="ce29" table:formula="of:=INDIRECT(ADDRESS(ROW(); COLUMN()-1))-INDIRECT(ADDRESS(ROW(); COLUMN()-2))" office:value-type="float" office:value="-33.3333333333332" calcext:value-type="float">
            <text:p>-33</text:p>
          </table:table-cell>
          <table:table-cell table:style-name="ce35" table:number-columns-repeated="2"/>
          <table:table-cell table:number-columns-repeated="16371"/>
        </table:table-row>
        <table:table-row table:style-name="ro4">
          <table:table-cell table:style-name="ce5" office:value-type="string" calcext:value-type="string" table:number-columns-spanned="3" table:number-rows-spanned="2">
            <text:p>Прибуток</text:p>
          </table:table-cell>
          <table:covered-table-cell table:number-columns-repeated="2" table:style-name="ce40"/>
          <table:table-cell table:style-name="ce15" table:formula="of:=[.B12]-[.E12]" office:value-type="float" office:value="2000" calcext:value-type="float" table:number-columns-spanned="2" table:number-rows-spanned="2">
            <text:p>2 000</text:p>
          </table:table-cell>
          <table:covered-table-cell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2023-11-27" calcext:value-type="date">
            <text:p>2023-11-27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00" calcext:value-type="float">
            <text:p>100</text:p>
          </table:table-cell>
          <table:table-cell table:style-name="ce29" table:formula="of:=INDIRECT(ADDRESS(ROW(); COLUMN()-1))-INDIRECT(ADDRESS(ROW(); COLUMN()-2))" office:value-type="float" office:value="100" calcext:value-type="float">
            <text:p>100</text:p>
          </table:table-cell>
          <table:table-cell table:style-name="ce35" table:number-columns-repeated="2"/>
          <table:table-cell table:number-columns-repeated="16371"/>
        </table:table-row>
        <table:table-row table:style-name="ro4">
          <table:covered-table-cell table:number-columns-repeated="5"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2023-11-28" calcext:value-type="date">
            <text:p>2023-11-28</text:p>
          </table:table-cell>
          <table:table-cell table:style-name="ce25"/>
          <table:table-cell table:style-name="ce10" office:value-type="float" office:value="250" calcext:value-type="float">
            <text:p>25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233.333333333333" calcext:value-type="float">
            <text:p>233</text:p>
          </table:table-cell>
          <table:table-cell table:style-name="ce29" table:formula="of:=INDIRECT(ADDRESS(ROW(); COLUMN()-1))-INDIRECT(ADDRESS(ROW(); COLUMN()-2))" office:value-type="float" office:value="-16.6666666666665" calcext:value-type="float">
            <text:p>-17</text:p>
          </table:table-cell>
          <table:table-cell table:style-name="ce35" table:number-columns-repeated="2"/>
          <table:table-cell table:number-columns-repeated="16371"/>
        </table:table-row>
        <table:table-row table:style-name="ro4">
          <table:table-cell table:style-name="ce5" office:value-type="string" calcext:value-type="string" table:number-columns-spanned="3" table:number-rows-spanned="2">
            <text:p>Бюджет на день</text:p>
          </table:table-cell>
          <table:covered-table-cell table:number-columns-repeated="2" table:style-name="ce40"/>
          <table:table-cell table:style-name="ce15" table:formula="of:=[.D13]/(DAYS360([.B1];[.D1])+1)" office:value-type="float" office:value="133.333333333333" calcext:value-type="float" table:number-columns-spanned="2" table:number-rows-spanned="2">
            <text:p>133</text:p>
          </table:table-cell>
          <table:covered-table-cell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2023-11-29" calcext:value-type="date">
            <text:p>2023-11-29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16.666666666667" calcext:value-type="float">
            <text:p>117</text:p>
          </table:table-cell>
          <table:table-cell table:style-name="ce29" table:formula="of:=INDIRECT(ADDRESS(ROW(); COLUMN()-1))-INDIRECT(ADDRESS(ROW(); COLUMN()-2))" office:value-type="float" office:value="116.666666666667" calcext:value-type="float">
            <text:p>117</text:p>
          </table:table-cell>
          <table:table-cell table:style-name="ce35" table:number-columns-repeated="2"/>
          <table:table-cell table:number-columns-repeated="16371"/>
        </table:table-row>
        <table:table-row table:style-name="ro4">
          <table:covered-table-cell table:number-columns-repeated="5"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2023-11-30" calcext:value-type="date">
            <text:p>2023-11-30</text:p>
          </table:table-cell>
          <table:table-cell table:style-name="ce25"/>
          <table:table-cell table:style-name="ce10" office:value-type="float" office:value="250" calcext:value-type="float">
            <text:p>25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250" calcext:value-type="float">
            <text:p>25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5" office:value-type="string" calcext:value-type="string" table:number-columns-spanned="3" table:number-rows-spanned="2">
            <text:p>Накопичення за місяць</text:p>
          </table:table-cell>
          <table:covered-table-cell table:number-columns-repeated="2" table:style-name="ce40"/>
          <table:table-cell table:style-name="ce15" table:formula="of:=[.B12]*[.E11]" office:value-type="float" office:value="0" calcext:value-type="float" table:number-columns-spanned="2" table:number-rows-spanned="2">
            <text:p>0</text:p>
          </table:table-cell>
          <table:covered-table-cell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0" calcext:value-type="float">
            <text:p>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covered-table-cell table:number-columns-repeated="5"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0" calcext:value-type="float">
            <text:p>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5" office:value-type="string" calcext:value-type="string" table:number-columns-spanned="3" table:number-rows-spanned="2">
            <text:p><text:span text:style-name="T1">Накопичення </text:span> за рік</text:p>
          </table:table-cell>
          <table:covered-table-cell table:number-columns-repeated="2" table:style-name="ce40"/>
          <table:table-cell table:style-name="ce15" table:formula="of:=[.D17]*12" office:value-type="float" office:value="0" calcext:value-type="float" table:number-columns-spanned="2" table:number-rows-spanned="2">
            <text:p>0</text:p>
          </table:table-cell>
          <table:covered-table-cell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0" calcext:value-type="float">
            <text:p>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covered-table-cell table:number-columns-repeated="5"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0" calcext:value-type="float">
            <text:p>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0" calcext:value-type="float">
            <text:p>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7"/>
          <table:table-cell table:style-name="ce40" table:number-columns-repeated="5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0" calcext:value-type="float">
            <text:p>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40" table:number-columns-repeated="4"/>
          <table:table-cell table:style-name="ce18"/>
          <table:table-cell table:style-name="ce40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0" calcext:value-type="float">
            <text:p>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40" table:number-columns-repeated="4"/>
          <table:table-cell table:style-name="ce7"/>
          <table:table-cell table:style-name="ce40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0" calcext:value-type="float">
            <text:p>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0" calcext:value-type="float">
            <text:p>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0" calcext:value-type="float">
            <text:p>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0" calcext:value-type="float">
            <text:p>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0" calcext:value-type="float">
            <text:p>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0" calcext:value-type="float">
            <text:p>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0" calcext:value-type="float">
            <text:p>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0" calcext:value-type="float">
            <text:p>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0" calcext:value-type="float">
            <text:p>0</text:p>
          </table:table-cell>
          <table:table-cell table:style-name="ce29" table:formula="of:=INDIRECT(ADDRESS(ROW(); COLUMN()-1))-INDIRECT(ADDRESS(ROW(); COLUMN()-2)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40" table:number-columns-repeated="6"/>
          <table:table-cell table:style-name="ce22" office:value-type="string" calcext:value-type="string" table:number-columns-spanned="2" table:number-rows-spanned="1">
            <text:p>В результаті</text:p>
          </table:table-cell>
          <table:covered-table-cell table:style-name="ce40"/>
          <table:table-cell table:style-name="ce27" table:formula="of:=SUM([.I2:.I32])" office:value-type="float" office:value="2000" calcext:value-type="float">
            <text:p>2 000</text:p>
          </table:table-cell>
          <table:table-cell table:style-name="ce27" table:formula="of:=[.J32]" office:value-type="float" office:value="0" calcext:value-type="float">
            <text:p>0</text:p>
          </table:table-cell>
          <table:table-cell table:style-name="ce27" table:formula="of:=[.K32]" office:value-type="float" office:value="0" calcext:value-type="float">
            <text:p>0</text:p>
          </table:table-cell>
          <table:table-cell table:number-columns-repeated="16373"/>
        </table:table-row>
        <table:table-row table:style-name="ro5" table:number-rows-repeated="3">
          <table:table-cell table:number-columns-repeated="16384"/>
        </table:table-row>
        <table:table-row table:style-name="ro6">
          <table:table-cell table:number-columns-repeated="6"/>
          <table:table-cell table:style-name="ce23" office:value-type="string" calcext:value-type="string">
            <text:p>Date Increment</text:p>
          </table:table-cell>
          <table:table-cell table:style-name="ce23" office:value-type="string" calcext:value-type="string">
            <text:p>Date in Month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[.B1]" office:value-type="date" office:date-value="2023-11-16" calcext:value-type="date">
            <text:p>2023-11-16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17" calcext:value-type="date">
            <text:p>2023-11-17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18" calcext:value-type="date">
            <text:p>2023-11-18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19" calcext:value-type="date">
            <text:p>2023-11-19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0" calcext:value-type="date">
            <text:p>2023-11-20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1" calcext:value-type="date">
            <text:p>2023-11-21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2" calcext:value-type="date">
            <text:p>2023-11-22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3" calcext:value-type="date">
            <text:p>2023-11-23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4" calcext:value-type="date">
            <text:p>2023-11-24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5" calcext:value-type="date">
            <text:p>2023-11-25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6" calcext:value-type="date">
            <text:p>2023-11-26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7" calcext:value-type="date">
            <text:p>2023-11-27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8" calcext:value-type="date">
            <text:p>2023-11-28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9" calcext:value-type="date">
            <text:p>2023-11-29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30" calcext:value-type="date">
            <text:p>2023-11-30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1" calcext:value-type="date">
            <text:p>2023-12-01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2" calcext:value-type="date">
            <text:p>2023-12-02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3" calcext:value-type="date">
            <text:p>2023-12-03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4" calcext:value-type="date">
            <text:p>2023-12-04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5" calcext:value-type="date">
            <text:p>2023-12-05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6" calcext:value-type="date">
            <text:p>2023-12-06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7" calcext:value-type="date">
            <text:p>2023-12-07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8" calcext:value-type="date">
            <text:p>2023-12-08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9" calcext:value-type="date">
            <text:p>2023-12-09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10" calcext:value-type="date">
            <text:p>2023-12-10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11" calcext:value-type="date">
            <text:p>2023-12-11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12" calcext:value-type="date">
            <text:p>2023-12-12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13" calcext:value-type="date">
            <text:p>2023-12-13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14" calcext:value-type="date">
            <text:p>2023-12-14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15" calcext:value-type="date">
            <text:p>2023-12-15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16" calcext:value-type="date">
            <text:p>2023-12-16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 table:number-rows-repeated="1048507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Сентябрь.J2:Сентябрь.K32">
            <calcext:condition calcext:apply-style-name="ConditionalStyle_1" calcext:value="&gt;=0" calcext:base-cell-address="Сентябрь.J2"/>
          </calcext:conditional-format>
          <calcext:conditional-format calcext:target-range-address="Сентябрь.J2:Сентябрь.K32">
            <calcext:condition calcext:apply-style-name="ConditionalStyle_2" calcext:value="&lt;0" calcext:base-cell-address="Сентябрь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грн.</number:text>
    </number:number-style>
    <number:number-style style:name="N108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грн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грн.</number:text>
    </number:number-style>
    <number:number-style style:name="N111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грн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day number:style="long"/>
      <number:text>.</number:text>
      <number:month number:textual="true"/>
    </number:date-style>
    <number:date-style style:name="N115"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       </number:text>
    </number:number-style>
    <number:number-style style:name="N122"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  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     </number:text>
    </number:number-style>
    <number:number-style style:name="N125"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0P2" style:volatile="true">
      <number:text> </number:text>
      <number:fill-character> </number:fill-character>
      <number:text>-   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34P2" style:volatile="true">
      <number:text> </number:text>
      <number:fill-character> </number:fill-character>
      <number:text>- грн.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грн.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38761d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cc0000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Сентябрь" style:display-name="PageStyle_Сентябрь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5T17:43:21.071919821</dc:date>
    <meta:editing-duration>PT14M40S</meta:editing-duration>
    <meta:editing-cycles>4</meta:editing-cycles>
    <meta:generator>LibreOffice/7.4.7.2$Linux_X86_64 LibreOffice_project/40$Build-2</meta:generator>
    <meta:document-statistic meta:table-count="1" meta:cell-count="205" meta:object-count="0"/>
  </office:meta>
</office:document-meta>
</file>